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opacity="99%" draw:textarea-horizontal-align="justify" draw:textarea-vertical-align="middle" draw:auto-grow-height="false" fo:min-height="1.146cm" fo:min-width="3.496cm" fo:padding-top="0.177cm" fo:padding-bottom="0.177cm" fo:padding-left="0.302cm" fo:padding-right="0.302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2cm" fo:min-width="1.57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7cm" fo:min-width="3.12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98cm" fo:min-width="1.29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98cm" fo:min-width="2.7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98cm" fo:min-width="3.5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7cm" fo:min-width="1.92cm" fo:padding-top="0.165cm" fo:padding-bottom="0.165cm" fo:padding-left="0.29cm" fo:padding-right="0.29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2.4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58cm" fo:min-width="1.12cm" fo:padding-top="0.165cm" fo:padding-bottom="0.165cm" fo:padding-left="0.29cm" fo:padding-right="0.2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98cm" fo:min-width="2.74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99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3" fo:font-size="18pt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4" style:family="text">
      <style:text-properties style:font-name="Liberation Sans" fo:font-size="18pt" fo:font-weight="normal" style:font-name-asian="Liberation Sans3" style:font-size-asian="18pt" style:font-weight-asian="normal" style:font-name-complex="Liberation Sans3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1cm" svg:height="1.5cm" svg:x="37.5cm" svg:y="12.6cm">
          <text:p text:style-name="P1">Sign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4.3cm" svg:height="2.5cm" svg:x="37.4cm" svg:y="20.4cm">
          <text:p text:style-name="P1">&lt; 2000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7" draw:id="id7" draw:layer="layout" svg:width="3.7cm" svg:height="0.9cm" svg:x="37.7cm" svg:y="15cm">
          <text:p text:style-name="P1">Hex → De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37.4cm" svg:y1="21.65cm" svg:x2="33.7cm" svg:y2="22.6cm" draw:start-shape="id1" draw:start-glue-point="5" draw:end-shape="id2" draw:end-glue-point="0" svg:d="M37400 21650h-3700v950" svg:viewBox="0 0 3701 951">
          <text:p/>
        </draw:connector>
        <draw:connector draw:style-name="gr4" draw:text-style-name="P3" draw:layer="layout" svg:x1="41.7cm" svg:y1="21.65cm" svg:x2="47.85cm" svg:y2="22.9cm" draw:start-shape="id1" draw:start-glue-point="7" draw:end-shape="id3" draw:end-glue-point="0" svg:d="M41700 21650h6150v1250" svg:viewBox="0 0 6151 1251">
          <text:p/>
        </draw:connector>
        <draw:frame draw:style-name="gr5" draw:text-style-name="P4" draw:layer="layout" svg:width="1.8cm" svg:height="1.673cm" svg:x="35.9cm" svg:y="20.6cm">
          <draw:text-box>
            <text:p><text:span text:style-name="T1">Yes</text:span></text:p>
          </draw:text-box>
        </draw:frame>
        <draw:frame draw:style-name="gr6" draw:text-style-name="P4" draw:layer="layout" svg:width="1.6cm" svg:height="1.3cm" svg:x="41.5cm" svg:y="20.6cm">
          <draw:text-box>
            <text:p><text:span text:style-name="T1">No</text:span></text:p>
          </draw:text-box>
        </draw:frame>
        <draw:custom-shape draw:style-name="gr7" draw:text-style-name="P5" xml:id="id4" draw:id="id4" draw:layer="layout" svg:width="3.7cm" svg:height="1.8cm" svg:x="46cm" svg:y="25.3cm">
          <text:p text:style-name="P1"><text:span text:style-name="T2">Clock+1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9.7cm" svg:y1="26.2cm" svg:x2="51.6cm" svg:y2="26.2cm" draw:start-shape="id4" draw:start-glue-point="7" draw:end-shape="id5" draw:end-glue-point="3" svg:d="M49700 26200h1900" svg:viewBox="0 0 1901 1">
          <text:p/>
        </draw:connector>
        <draw:custom-shape draw:style-name="gr8" draw:text-style-name="P5" xml:id="id5" draw:id="id5" draw:layer="layout" svg:width="3.3cm" svg:height="1.2cm" svg:x="51.6cm" svg:y="25.6cm">
          <text:p text:style-name="P1"><text:span text:style-name="T2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4.1cm" svg:height="0.9cm" svg:x="45.8cm" svg:y="22.9cm">
          <text:p text:style-name="P1">Muon+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2" draw:id="id2" draw:layer="layout" svg:width="5cm" svg:height="1cm" svg:x="31.2cm" svg:y="22.6cm">
          <text:p text:style-name="P1">Deca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47.85cm" svg:y1="23.8cm" svg:x2="47.85cm" svg:y2="25.3cm" draw:start-shape="id3" draw:start-glue-point="2" draw:end-shape="id4" draw:end-glue-point="4" svg:d="M47850 23800v1500" svg:viewBox="0 0 1 1501">
          <text:p/>
        </draw:connector>
        <draw:connector draw:style-name="gr4" draw:text-style-name="P3" draw:layer="layout" svg:x1="39.55cm" svg:y1="14.1cm" svg:x2="39.55cm" svg:y2="15cm" draw:start-shape="id6" draw:start-glue-point="2" draw:end-shape="id7" draw:end-glue-point="0" svg:d="M39550 14100v900" svg:viewBox="0 0 1 901">
          <text:p/>
        </draw:connector>
        <draw:connector draw:style-name="gr4" draw:text-style-name="P3" draw:layer="layout" svg:x1="39.55cm" svg:y1="15.9cm" svg:x2="39.55cm" svg:y2="17.4cm" draw:start-shape="id7" draw:start-glue-point="2" draw:end-shape="id8" draw:end-glue-point="0" svg:d="M39550 15900v1500" svg:viewBox="0 0 1 1501">
          <text:p/>
        </draw:connector>
        <draw:frame draw:style-name="gr5" draw:text-style-name="P4" draw:layer="layout" svg:width="1.8cm" svg:height="1.673cm" svg:x="49.8cm" svg:y="25.3cm">
          <draw:text-box draw:corner-radius="2cm">
            <text:p><text:span text:style-name="T1">Yes</text:span></text:p>
          </draw:text-box>
        </draw:frame>
        <draw:connector draw:style-name="gr4" draw:text-style-name="P3" draw:layer="layout" svg:x1="33.7cm" svg:y1="23.6cm" svg:x2="33.7cm" svg:y2="24.924cm" draw:start-shape="id2" draw:start-glue-point="2" draw:end-shape="id9" draw:end-glue-point="4" svg:d="M33700 23600v1324" svg:viewBox="0 0 1 1325">
          <text:p/>
        </draw:connector>
        <draw:custom-shape draw:style-name="gr11" draw:text-style-name="P3" xml:id="id8" draw:id="id8" draw:layer="layout" svg:width="2.5cm" svg:height="1.3cm" svg:x="38.3cm" svg:y="17.4cm">
          <text:p text:style-name="P1">x 2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39.55cm" svg:y1="18.7cm" svg:x2="39.55cm" svg:y2="20.4cm" draw:start-shape="id8" draw:start-glue-point="2" draw:end-shape="id1" draw:end-glue-point="4" svg:d="M39550 18700v1700" svg:viewBox="0 0 1 1701">
          <text:p/>
        </draw:connector>
        <draw:custom-shape draw:style-name="gr7" draw:text-style-name="P5" xml:id="id10" draw:id="id10" draw:layer="measurelines" svg:width="3.7cm" svg:height="1.8cm" svg:x="46cm" svg:y="28.201cm">
          <text:p text:style-name="P1"><text:span text:style-name="T2">Clock+1mi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measurelines" svg:x1="49.7cm" svg:y1="29.101cm" svg:x2="51.6cm" svg:y2="29.101cm" draw:start-shape="id10" draw:start-glue-point="7" draw:end-shape="id11" draw:end-glue-point="3" svg:d="M49700 29101h1900" svg:viewBox="0 0 1901 1">
          <text:p/>
        </draw:connector>
        <draw:custom-shape draw:style-name="gr8" draw:text-style-name="P5" xml:id="id11" draw:id="id11" draw:layer="measurelines" svg:width="3.3cm" svg:height="1.2cm" svg:x="51.6cm" svg:y="28.501cm">
          <text:p text:style-name="P1"><text:span text:style-name="T2">P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measurelines" svg:width="1.6cm" svg:height="1.673cm" svg:x="49.7cm" svg:y="28.201cm">
          <draw:text-box draw:corner-radius="2cm">
            <text:p><text:span text:style-name="T1">Yes</text:span></text:p>
          </draw:text-box>
        </draw:frame>
        <draw:connector draw:style-name="gr4" draw:text-style-name="P3" draw:layer="measurelines" svg:x1="47.85cm" svg:y1="27.1cm" svg:x2="47.85cm" svg:y2="28.201cm" draw:start-shape="id4" draw:start-glue-point="6" draw:end-shape="id10" draw:end-glue-point="4" svg:d="M47850 27100v1101" svg:viewBox="0 0 1 1102">
          <text:p/>
        </draw:connector>
        <draw:custom-shape draw:style-name="gr12" draw:text-style-name="P6" xml:id="id12" draw:id="id12" draw:layer="measurelines" svg:width="3cm" svg:height="1cm" svg:x="27.3cm" svg:y="25.4cm">
          <text:p text:style-name="P1"><text:span text:style-name="T3">Δ</text:span><text:span text:style-name="T4">t(i)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measurelines" svg:x1="32cm" svg:y1="25.912cm" svg:x2="30.3cm" svg:y2="25.9cm" draw:start-shape="id9" draw:start-glue-point="5" draw:end-shape="id12" draw:end-glue-point="1" svg:d="M32000 25912h-857v-12h-843" svg:viewBox="0 0 1701 13">
          <text:p/>
        </draw:connector>
        <draw:custom-shape draw:style-name="gr13" draw:text-style-name="P5" xml:id="id9" draw:id="id9" draw:layer="measurelines" svg:width="3.4cm" svg:height="1.976cm" svg:x="32cm" svg:y="24.924cm">
          <text:p text:style-name="P1"><text:span text:style-name="T2">&lt; 1000*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measurelines" svg:width="1.6cm" svg:height="1.673cm" svg:x="30.7cm" svg:y="25cm">
          <draw:text-box draw:corner-radius="2cm">
            <text:p><text:span text:style-name="T1">Yes</text:span></text:p>
          </draw:text-box>
        </draw:frame>
        <draw:custom-shape draw:style-name="gr8" draw:text-style-name="P5" xml:id="id13" draw:id="id13" draw:layer="measurelines" svg:width="3.3cm" svg:height="1.2cm" svg:x="27.1cm" svg:y="27.9cm">
          <text:p text:style-name="P1"><text:span text:style-name="T2">P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measurelines" svg:x1="28.8cm" svg:y1="26.4cm" svg:x2="28.75cm" svg:y2="27.9cm" draw:start-shape="id12" draw:start-glue-point="2" draw:end-shape="id13" draw:end-glue-point="0" svg:d="M28800 26400v750h-50v750" svg:viewBox="0 0 51 1501">
          <text:p/>
        </draw:connector>
        <draw:custom-shape draw:style-name="gr14" draw:text-style-name="P5" draw:layer="measurelines" svg:width="3.3cm" svg:height="1.2cm" svg:x="51.6cm" svg:y="28.50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8:14:19.166571322</meta:creation-date>
    <dc:date>2018-10-15T16:23:46.487943368</dc:date>
    <meta:editing-duration>PT3H18M12S</meta:editing-duration>
    <meta:editing-cycles>4</meta:editing-cycles>
    <meta:generator>LibreOffice/5.1.6.2$Linux_X86_64 LibreOffice_project/10m0$Build-2</meta:generator>
    <meta:document-statistic meta:object-count="31"/>
  </office:meta>
</office:document-meta>
</file>